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Nimbus Mono L" svg:font-family="'Nimbus Mono L'"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Nimbus Mono L" fo:font-size="14pt" style:font-size-asian="14pt" style:font-size-complex="14pt"/>
    </style:style>
    <style:style style:name="P2" style:family="paragraph" style:parent-style-name="Standard">
      <style:text-properties style:font-name="Nimbus Mono L" fo:font-size="14pt" style:text-underline-style="none" style:font-size-asian="14pt" style:font-size-complex="14pt"/>
    </style:style>
    <style:style style:name="P3" style:family="paragraph" style:parent-style-name="Standard">
      <style:text-properties fo:color="#000000" style:font-name="Nimbus Mono L" fo:font-size="14pt" style:text-underline-style="none" style:font-size-asian="14pt" style:font-size-complex="14pt"/>
    </style:style>
    <style:style style:name="P4" style:family="paragraph" style:parent-style-name="Standard">
      <style:text-properties fo:color="#ff0000" style:font-name="Nimbus Mono L" fo:font-size="14pt" style:font-size-asian="14pt" style:font-size-complex="14pt"/>
    </style:style>
    <style:style style:name="P5" style:family="paragraph" style:parent-style-name="Standard">
      <style:text-properties fo:color="#ff0000" style:font-name="Nimbus Mono L" fo:font-size="14pt" style:text-underline-style="none" style:font-size-asian="14pt" style:font-size-complex="14pt"/>
    </style:style>
    <style:style style:name="P6" style:family="paragraph" style:parent-style-name="Standard">
      <style:text-properties fo:color="#ff0000" style:font-name="Nimbus Mono L" fo:font-size="14pt" style:text-underline-style="none" fo:font-weight="bold" style:font-size-asian="14pt" style:font-weight-asian="bold" style:font-size-complex="14pt" style:font-weight-complex="bold"/>
    </style:style>
    <style:style style:name="P7" style:family="paragraph" style:parent-style-name="Standard">
      <style:text-properties fo:color="#000000" style:font-name="Nimbus Mono L" fo:font-size="14pt" style:text-underline-style="none" style:font-size-asian="14pt" style:font-size-complex="14pt"/>
    </style:style>
    <style:style style:name="P8" style:family="paragraph" style:parent-style-name="Standard">
      <style:text-properties fo:color="#000000" style:font-name="Nimbus Mono L" fo:font-size="14pt" style:text-underline-style="none" fo:font-weight="bold" style:font-size-asian="14pt" style:font-weight-asian="bold" style:font-size-complex="14pt" style:font-weight-complex="bold"/>
    </style:style>
    <style:style style:name="P9" style:family="paragraph" style:parent-style-name="Standard">
      <style:text-properties fo:color="#000000" style:font-name="Nimbus Mono L" fo:font-size="18pt" style:text-underline-style="none" fo:font-weight="bold" style:font-size-asian="18pt" style:font-weight-asian="bold" style:font-size-complex="18pt" style:font-weight-complex="bold"/>
    </style:style>
    <style:style style:name="P10" style:family="paragraph" style:parent-style-name="Standard">
      <style:text-properties fo:color="#000000" style:font-name="Nimbus Mono L" fo:font-size="12pt" style:text-underline-style="none" style:font-size-asian="12pt" style:font-size-complex="12pt"/>
    </style:style>
    <style:style style:name="P11" style:family="paragraph" style:parent-style-name="Standard">
      <style:text-properties style:font-name="Nimbus Mono L" fo:font-size="14pt" style:text-underline-style="none" style:font-size-asian="14pt" style:font-size-complex="14pt"/>
    </style:style>
    <style:style style:name="P12" style:family="paragraph" style:parent-style-name="Standard">
      <style:text-properties style:font-name="Nimbus Mono L" fo:font-size="14pt" style:font-size-asian="14pt" style:font-size-complex="14pt"/>
    </style:style>
    <style:style style:name="P13" style:family="paragraph" style:parent-style-name="Standard">
      <style:text-properties style:font-name="Nimbus Mono L" fo:font-size="12pt" style:text-underline-style="none" style:font-size-asian="12pt" style:font-size-complex="12pt"/>
    </style:style>
    <style:style style:name="P14" style:family="paragraph" style:parent-style-name="Standard">
      <style:paragraph-properties fo:break-before="page"/>
      <style:text-properties fo:color="#000000" style:font-name="Nimbus Mono L" fo:font-size="18pt" style:text-underline-style="none"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style="italic" style:font-style-asian="italic" style:font-style-complex="italic"/>
    </style:style>
    <style:style style:name="T4" style:family="text">
      <style:text-properties fo:color="#000000"/>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lasse: capaVistes</text:p>
      <text:p text:style-name="P1"/>
      <text:p text:style-name="P4">Funcionament resumit de forma pseudocodi:</text:p>
      <text:p text:style-name="P4">No prengeu al peu de la lletra, NO HI HAURAN aquests bucles, per si de cas algú s'imagina el que no és.</text:p>
      <text:p text:style-name="P1"/>
      <text:p text:style-name="P1"><text:span text:style-name="T1">novaPartida</text:span> (llistat_jugadors_ordenats, diners_inicials)</text:p>
      <text:p text:style-name="P1">Mentre No <text:span text:style-name="T1">fiPartida</text:span>()</text:p>
      <text:p text:style-name="P1"><text:s/>Mentre No <text:span text:style-name="T1">fiMà</text:span>()</text:p>
      <text:p text:style-name="P1"><text:s text:c="2"/>DibuixarPantalla (fent ús de <text:span text:style-name="T1">obtenirCartesX</text:span>)</text:p>
      <text:p text:style-name="P1"><text:s text:c="2"/>{participant_actual,min,max} = <text:span text:style-name="T1">properParticipant</text:span>()</text:p>
      <text:p text:style-name="P1"><text:s text:c="2"/>si <text:span text:style-name="T1">esHuma</text:span>()</text:p>
      <text:p text:style-name="P1"><text:s text:c="3"/>DemanarAccióUsuari(participant_actual,min,max)</text:p>
      <text:p text:style-name="P1"><text:s text:c="3"/>si EsRetira <text:span text:style-name="T1">retiraParticipant</text:span>()</text:p>
      <text:p text:style-name="P1"><text:s text:c="3"/>else <text:span text:style-name="T1">apostaParticipant</text:span>(diners_que_aposta)</text:p>
      <text:p text:style-name="P1"><text:s text:c="2"/>else</text:p>
      <text:p text:style-name="P1"><text:s text:c="3"/>resultat = <text:span text:style-name="T1">jugadorNoHumàJuga</text:span>()</text:p>
      <text:p text:style-name="P1"><text:s text:c="3"/>MostraAlUsuariJugadaDeLaMàquina(resultat)</text:p>
      <text:p text:style-name="P1"><text:s text:c="3"/>si EsRetira <text:span text:style-name="T1">retiraParticipant</text:span>()</text:p>
      <text:p text:style-name="P1"><text:s text:c="3"/>else <text:span text:style-name="T1">apostaParticipant</text:span>(diners_que_aposta)</text:p>
      <text:p text:style-name="P1"><text:s text:c="2"/>fsi</text:p>
      <text:p text:style-name="P1"><text:s/>fiMentre</text:p>
      <text:p text:style-name="P1"><text:s text:c="2"/>MostraGuanyadorMà()</text:p>
      <text:p text:style-name="P1">fiMentre</text:p>
      <text:p text:style-name="P1">MostraGuanyadorPartida()</text:p>
      <text:p text:style-name="P1"/>
      <text:p text:style-name="P2"><text:span text:style-name="T1">novaPartida</text:span> (string [] jugadors, int diners, int apostaMàxima, int MaxMans)</text:p>
      <text:p text:style-name="P2"/>
      <text:p text:style-name="P2">Crea una nova partida donada una llista de noms de jugadors que participaran així com els diners inicials de cada participant. Descarta la partida que podia estar en joc anteriorment. També l'aposta màxima o el nombre màxim de mans, que pot ser infinit (no limit).</text:p>
      <text:p text:style-name="P2"/>
      <text:p text:style-name="P2"><text:span text:style-name="T1">properParticipant</text:span> () string jugador, int aposta_mínima, int aposta_màxima</text:p>
      <text:p text:style-name="P2"/>
      <text:p text:style-name="P2">Indica al sistema que passi al següent jugador (assumint que l'actual ja ha jugat). El sistema retorna qui és el següent jugador (nom) així com l'aposta mínima que ha de fer per a continuar i l'aposta màxima que pot fer. <text:span text:style-name="T3">Això és molt flexible, ja que podem afegir límits al joc i </text:span><text:span text:style-name="T3">alhora jugar la cega de forma transparent a la capa de vistes.</text:span></text:p>
      <text:p text:style-name="P2"><text:soft-page-break/></text:p>
      <text:p text:style-name="P2"><text:span text:style-name="T1">apostaParticipant</text:span> (int diners)</text:p>
      <text:p text:style-name="P2"/>
      <text:p text:style-name="P2">El participant actual (l'últim que ha retornat properParticipant òbviament) aposta la quantitat diners, que estarà entre min i max.</text:p>
      <text:p text:style-name="P2"/>
      <text:p text:style-name="P2"><text:span text:style-name="T1">retiraParticipant</text:span> ()</text:p>
      <text:p text:style-name="P2"/>
      <text:p text:style-name="P2">El participant actual es retira.</text:p>
      <text:p text:style-name="P2"/>
      <text:p text:style-name="P2"><text:span text:style-name="T1">obtenirCartesParticipant</text:span> (string jugador) Carta []</text:p>
      <text:p text:style-name="P2"/>
      <text:p text:style-name="P2">Obté les cartes que té el jugador amb nom “jugador” per a poder fer la seva visualització si s'escau. <text:span text:style-name="T2">El format de Carta cal definir-lo ja que no crec convenient usar cap classe de la capa domini encara que el profe digués que se podia fer. El més senzill és que sigui una merda de tupla ja que no ha de fer res més que informar.</text:span></text:p>
      <text:p text:style-name="P5"/>
      <text:p text:style-name="P2"><text:span text:style-name="T1">obtenirCartesTaula </text:span>() Carta []</text:p>
      <text:p text:style-name="P3"/>
      <text:p text:style-name="P3">Obté les cartes de la taula per a poder fer dibuixets i tal.</text:p>
      <text:p text:style-name="P3"/>
      <text:p text:style-name="P2"><text:span text:style-name="T1">fiPartida</text:span> () bool, jugador_guanyador</text:p>
      <text:p text:style-name="P2"/>
      <text:p text:style-name="P3">Retorna si ha acabat el joc i qui l'ha guanyat.</text:p>
      <text:p text:style-name="P3"/>
      <text:p text:style-name="P2"><text:span text:style-name="T1">fiMà</text:span> () bool, jugador_guanyador</text:p>
      <text:p text:style-name="P2"/>
      <text:p text:style-name="P3">Retorna si ha acabat la mà i tal. Important pel tema de informar als users. Retorna qui l'ha guanyada.</text:p>
      <text:p text:style-name="P3"/>
      <text:p text:style-name="P2"><text:span text:style-name="T1">ÉsHumà</text:span> () bool</text:p>
      <text:p text:style-name="P2"/>
      <text:p text:style-name="P3">Retorna si el jugador actual és un jugador humà.</text:p>
      <text:p text:style-name="P3"/>
      <text:p text:style-name="P2"><text:span text:style-name="T1">jugadorNoHumàJuga</text:span> () acció, diners</text:p>
      <text:p text:style-name="P2"/>
      <text:p text:style-name="P3">Retorna l'acció que fa el jugador no humà en aquest moment i els diners que aposta si s'escau.</text:p>
      <text:p text:style-name="P3"/>
      <text:p text:style-name="P2"><text:span text:style-name="T1">LlistaParticipants</text:span> () string jugador, string avatar, string password, bool huma, ...</text:p>
      <text:p text:style-name="P2"/>
      <text:p text:style-name="P3">Retorna el llistat de jugadors (tots! No només <text:soft-page-break/>participants) amb les seves “propietats”. Cal dir que és necessari per a mostrar avatars i per a triar qui jugarà la partida a l'inici entre d'altres coses.</text:p>
      <text:p text:style-name="P3"/>
      <text:p text:style-name="P3"/>
      <text:p text:style-name="P3">La “caspa” de domini inclourà aquestes funcions, clar.</text:p>
      <text:p text:style-name="P3">És un tant absurd que hi hagi una crida a vistes i aquesta cridi a domini però es fa així ves. En principi són bastant iguals les dues capes vistes/domini i les funcions principals són aquestes. Ara cal dir quines funcions més tindrà la capa de domini entre les que hi haurà les decisions de la IA, els càlculs de guanyador així com els d'aposta màxima mínima i un llarg etc.</text:p>
      <text:p text:style-name="P3"/>
      <text:p text:style-name="P3">Què us sembla, machaqueume!!!! A mi me pone!</text:p>
      <text:p text:style-name="P3"/>
      <text:p text:style-name="P3"/>
      <text:p text:style-name="P9"/>
      <text:p text:style-name="P14">Guia d'implementació del programa.</text:p>
      <text:p text:style-name="P9"/>
      <text:p text:style-name="P8">Funcions de la capa domini</text:p>
      <text:p text:style-name="P8"/>
      <text:p text:style-name="P6">Nota: He omès l'objecte pòquer. Potser no és ni necessari. M'he referit a partida_actual com a l'objecte que representa la única partida en joc.</text:p>
      <text:p text:style-name="P3"/>
      <text:p text:style-name="P13"><text:span text:style-name="T1">novaPartida</text:span> (string [] jugadors, int diners, int apostaMàxima, int MaxMans) {</text:p>
      <text:p text:style-name="P10"/>
      <text:p text:style-name="P10"><text:s/>Partida partida_actual = new Partida(jugadors, diners,</text:p>
      <text:p text:style-name="P10"><text:tab/><text:tab/><text:tab/><text:tab/><text:tab/><text:tab/>apostaMàxima, MaxMans);</text:p>
      <text:p text:style-name="P10"/>
      <text:p text:style-name="P10">}</text:p>
      <text:p text:style-name="P10"/>
      <text:p text:style-name="P13"><text:span text:style-name="T1">properParticipant</text:span> () string jugador, int aposta_mínima, int aposta_màxima {</text:p>
      <text:p text:style-name="P10"/>
      <text:p text:style-name="P10"><text:s/>Participant pa = partida_actual.obtenirParticipantActual();</text:p>
      <text:p text:style-name="P10"><text:s/></text:p>
      <text:p text:style-name="P10"><text:s/>int mínima = partida_actual.obtenirMínimaApostaRonda();</text:p>
      <text:p text:style-name="P10"><text:s/>mínima = mínima – pa.getApostaAct();</text:p>
      <text:p text:style-name="P10"><text:s/>if (mínima &gt; pa.getDiners()) mínima = pa.getDiners();</text:p>
      <text:p text:style-name="P10"><text:tab/><text:tab/><text:span text:style-name="T2">//El jugador no té diners per igualar</text:span></text:p>
      <text:p text:style-name="P10"/>
      <text:p text:style-name="P10"><text:s/>int màxima = max(pa.getDiners(),</text:p>
      <text:p text:style-name="P10"><text:tab/><text:tab/><text:tab/> <text:s text:c="2"/>partida_actual.getApostaMàxima());</text:p>
      <text:p text:style-name="P10"/>
      <text:p text:style-name="P10"><text:s/>retorna { pa.getJugador().getNom(),</text:p>
      <text:p text:style-name="P10"><text:tab/><text:tab/> mínima,</text:p>
      <text:p text:style-name="P10"><text:tab/><text:tab/> màxima };</text:p>
      <text:p text:style-name="P10"/>
      <text:p text:style-name="P10">}</text:p>
      <text:p text:style-name="P10"/>
      <text:p text:style-name="P13"><text:span text:style-name="T1">apostaParticipant</text:span> (int diners) {</text:p>
      <text:p text:style-name="P13"><text:s/><text:span text:style-name="T4">Participant pa = partida_actual.obtenirParticipantActual();</text:span></text:p>
      <text:p text:style-name="P13"><text:span text:style-name="T4"/></text:p>
      <text:p text:style-name="P13"><text:span text:style-name="T4"><text:s/>partida_actual.apostaParticipant(diners, pa);</text:span></text:p>
      <text:p text:style-name="P13">}</text:p>
      <text:p text:style-name="P10"/>
      <text:p text:style-name="P13"><text:span text:style-name="T1">retiraParticipant</text:span> (int diners) {</text:p>
      <text:p text:style-name="P13"><text:s/><text:span text:style-name="T4">Participant pa = partida_actual.obtenirParticipantActual();</text:span></text:p>
      <text:p text:style-name="P13"><text:span text:style-name="T4"/></text:p>
      <text:p text:style-name="P13"><text:span text:style-name="T4"><text:s/>partida_actual.retiraParticipant(diners, pa);</text:span></text:p>
      <text:p text:style-name="P13">}</text:p>
      <text:p text:style-name="P10"/>
      <text:p text:style-name="P10"><text:span text:style-name="T1">obtenirCartesParticipant</text:span> (string jugador) Carta [] {</text:p>
      <text:p text:style-name="P10"><text:s text:c="2"/>Participant [] pas = partida_actual.getParticipants();</text:p>
      <text:p text:style-name="P10"/>
      <text:p text:style-name="P10"><text:s text:c="2"/>for each Participant pa in pas</text:p>
      <text:p text:style-name="P10"><text:s text:c="3"/>if (pa.getJugador().getNom() == jugador) {</text:p>
      <text:p text:style-name="P10"><text:soft-page-break/><text:s text:c="4"/>MàDeCartes mdc = pa.getCartes();</text:p>
      <text:p text:style-name="P10"><text:s text:c="4"/>break;</text:p>
      <text:p text:style-name="P10"><text:s text:c="3"/>}</text:p>
      <text:p text:style-name="P10"><text:s text:c="2"/>}</text:p>
      <text:p text:style-name="P10"><text:s text:c="2"/></text:p>
      <text:p text:style-name="P10"><text:s text:c="2"/>retrona mdc.getCartes(); <text:s/>//Conversió necessària per vistes</text:p>
      <text:p text:style-name="P10">}</text:p>
      <text:p text:style-name="P10"/>
      <text:p text:style-name="P13"><text:span text:style-name="T1">obtenirCartesTaula </text:span>() Carta [] {</text:p>
      <text:p text:style-name="P13"><text:s/>retorna partida_actual.getCartesTaula(); <text:s/>// Conversió</text:p>
      <text:p text:style-name="P13"><text:s/>// un objecte de la capa domini no ha de passar a vistes!</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Nimbus Mono L" svg:font-family="'Nimbus Mono L'"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10-03-22T00:59:03</meta:creation-date>
    <dc:date>2010-03-22T17:34:12</dc:date>
    <dc:creator>David Fandos</dc:creator>
    <meta:editing-duration>PT01H00M30S</meta:editing-duration>
    <meta:editing-cycles>38</meta:editing-cycles>
    <meta:generator>OpenOffice.org/3.1$Linux OpenOffice.org_project/310m19$Build-9420</meta:generator>
    <meta:document-statistic meta:table-count="0" meta:image-count="0" meta:object-count="0" meta:page-count="5" meta:paragraph-count="90" meta:word-count="702" meta:character-count="4870"/>
  </office:meta>
</office:document-meta>
</file>